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Block quote Author Paragraph</text:h>
      <text:p text:style-name="_5b_DAISY_5d__20_Blockquote">It is a certainty that the free market will always generate greater</text:p>
      <text:p text:style-name="_5b_DAISY_5d__20_Blockquote">wealth for the main players than will a planned economy. The question is,</text:p>
      <text:p text:style-name="_5b_DAISY_5d__20_Blockquote">at what cost ?</text:p>
      <text:p text:style-name="_5b_DAISY_5d__20_Author">Virginia Hamilton And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Author" style:display-name="[DAISY] Author" style:family="paragraph" style:parent-style-name="Standard" style:class="text"/>
    <style:style style:name="_5b_DAISY_5d__20_Blockquote" style:display-name="[DAISY] Blockquote" style:family="paragraph" style:parent-style-name="Standard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5:33:03</meta:creation-date>
    <meta:document-statistic meta:table-count="0" meta:image-count="0" meta:object-count="0" meta:page-count="1" meta:paragraph-count="5" meta:word-count="37" meta:character-count="214"/>
    <dc:date>2009-06-24T15:36:29</dc:date>
    <dc:creator>Vincent Spiewak</dc:creator>
    <meta:editing-duration>PT00H01M27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